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90.3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141.25pt"/>
    </style:style>
    <style:style style:name="co7" style:family="table-column">
      <style:table-column-properties fo:break-before="auto" style:column-width="97.9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97.26pt"/>
    </style:style>
    <style:style style:name="co10" style:family="table-column">
      <style:table-column-properties fo:break-before="auto" style:column-width="149.75pt"/>
    </style:style>
    <style:style style:name="co11" style:family="table-column">
      <style:table-column-properties fo:break-before="auto" style:column-width="116.79pt"/>
    </style:style>
    <style:style style:name="co12" style:family="table-column">
      <style:table-column-properties fo:break-before="auto" style:column-width="54.26pt"/>
    </style:style>
    <style:style style:name="co13" style:family="table-column">
      <style:table-column-properties fo:break-before="auto" style:column-width="91.3pt"/>
    </style:style>
    <style:style style:name="co14" style:family="table-column">
      <style:table-column-properties fo:break-before="auto" style:column-width="136.09pt"/>
    </style:style>
    <style:style style:name="co15" style:family="table-column">
      <style:table-column-properties fo:break-before="auto" style:column-width="174.7pt"/>
    </style:style>
    <style:style style:name="co16" style:family="table-column">
      <style:table-column-properties fo:break-before="auto" style:column-width="56.61pt"/>
    </style:style>
    <style:style style:name="co17" style:family="table-column">
      <style:table-column-properties fo:break-before="auto" style:column-width="159.25pt"/>
    </style:style>
    <style:style style:name="co18" style:family="table-column">
      <style:table-column-properties fo:break-before="auto" style:column-width="58.9pt"/>
    </style:style>
    <style:style style:name="co19" style:family="table-column">
      <style:table-column-properties fo:break-before="auto" style:column-width="79.74pt"/>
    </style:style>
    <style:style style:name="co20" style:family="table-column">
      <style:table-column-properties fo:break-before="auto" style:column-width="62.76pt"/>
    </style:style>
    <style:style style:name="co21" style:family="table-column">
      <style:table-column-properties fo:break-before="auto" style:column-width="82.06pt"/>
    </style:style>
    <style:style style:name="co22" style:family="table-column">
      <style:table-column-properties fo:break-before="auto" style:column-width="65.06pt"/>
    </style:style>
    <style:style style:name="co23" style:family="table-column">
      <style:table-column-properties fo:break-before="auto" style:column-width="19.5pt"/>
    </style:style>
    <style:style style:name="co24" style:family="table-column">
      <style:table-column-properties fo:break-before="auto" style:column-width="38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par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fD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c</text:p>
          </table:table-cell>
          <table:table-cell/>
          <table:table-cell table:style-name="ce1" office:value-type="string" calcext:value-type="string">
            <text:p>Partnr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Partnr ALT</text:p>
          </table:table-cell>
          <table:table-cell office:value-type="string" calcext:value-type="string">
            <text:p>Distributor ALT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R1225A/HB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0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0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0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0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0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0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0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0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0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CAP_1206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4u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0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CAP_1206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22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CAP_1206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CAP_1206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AP_0805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CAP_0805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0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0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0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0p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AP_1206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4u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0p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AP_1206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4u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CAP_1206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47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CAP_1206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IODE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LED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IODE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LED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IODE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L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IODE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LED YE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TSW-109-08-T-T-RA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3*9 2.54mm angle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*9 2.54mm angle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TSW-109-08-T-T-RA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3*9 2.54mm angle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*9 2.54mm angle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TSW-103-08-T-T-RA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3*3 2.54mm angle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*3 2.54mm angle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TSW-103-08-T-T-RA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3*3 2.54mm angle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*3 2.54mm angle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OSTTC020162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3*1 2.54mm Term block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*1 2.54mm Term block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87230-5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2*5 2.54mm angle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*5 2.54mm angle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90131-0129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8*2 2.54mm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*2 2.54mm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644456-2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2*1 2.54mm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*1 2.54mm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90131-012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2*3 2.54mm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*3 2.54mm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OSTVN03A150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2*1 5.08mm Term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*1 5.08mm Term b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644456-2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2*1 2.54mm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*1 2.54mm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644456-2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2*1 2.54mm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*1 2.54mm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644456-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3*1 2.54mm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*1 2.54mm hea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ND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RN6028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3u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IND_1206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ULN2003L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ULN2003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43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8K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330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20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20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20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470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SP1</text:p>
          </table:table-cell>
          <table:table-cell office:value-type="string" calcext:value-type="string">
            <text:p>RASPBERRY_B+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RASPBERRY_B+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xmega128A1-AU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ATxmega128A1-AU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AX485ESA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MAX485ES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T1S10Pxx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ST1S10Pxx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REG1117-3.3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REG1117-3.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DS1307Z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DS1307Z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LM386M-1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LM386M-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LM358D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LM358D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LM393D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LM393D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TC38H</text:p>
          </table:table-cell>
          <table:table-cell office:value-type="string" calcext:value-type="string">
            <text:p>Part 1</text:p>
          </table:table-cell>
          <table:table-cell office:value-type="string" calcext:value-type="string">
            <text:p>32KHz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table:number-columns-repeated="6"/>
        </table:table-row>
      </table:table>
      <table:table table:name="Pivot Table_parts_2" table:style-name="ta1">
        <table:table-column table:style-name="co10" table:default-cell-style-name="ce4"/>
        <table:table-column table:style-name="co8" table:default-cell-style-name="ce8"/>
        <table:table-row table:style-name="ro1">
          <table:table-cell table:style-name="ce2" office:value-type="string" calcext:value-type="string">
            <text:p>Value</text:p>
          </table:table-cell>
          <table:table-cell table:style-name="ce6" office:value-type="string" calcext:value-type="string">
            <text:p>Sum - Quantity</text:p>
          </table:table-cell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0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00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20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*1 2.54mm head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*1 5.08mm Term bl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*3 2.54mm hea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*5 2.54mm angle hea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*1 2.54mm hea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*1 2.54mm Term block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*3 2.54mm angle hea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*9 2.54mm angle head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2KH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30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u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3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70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7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u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8*2 2.54mm hea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K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xmega128A1-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1307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 GRE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D 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D YELLO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358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386M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393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485E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SPBERRY_B+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1117-3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1S10Px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LN2003L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 office:value-type="float" office:value="79" calcext:value-type="float">
            <text:p>79</text:p>
          </table:table-cell>
        </table:table-row>
      </table:table>
      <table:table table:name="cart__20160309025022" table:style-name="ta1"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Distrelec Article Numb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Article Numb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Expired On</text:p>
          </table:table-cell>
          <table:table-cell office:value-type="string" calcext:value-type="string">
            <text:p>My Single Price</text:p>
          </table:table-cell>
          <table:table-cell office:value-type="string" calcext:value-type="string">
            <text:p>My Subtotal</text:p>
          </table:table-cell>
          <table:table-cell office:value-type="string" calcext:value-type="string">
            <text:p>List Single Price</text:p>
          </table:table-cell>
          <table:table-cell office:value-type="string" calcext:value-type="string">
            <text:p>List Subtotal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31609" calcext:value-type="float">
            <text:p>30031609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103K5RACTU</text:p>
          </table:table-cell>
          <table:table-cell office:value-type="string" calcext:value-type="string">
            <text:p>Kondensator 0.01 uF 50 VDC 0603</text:p>
          </table:table-cell>
          <table:table-cell office:value-type="string" calcext:value-type="string">
            <text:p>24 h</text:p>
          </table:table-cell>
          <table:table-cell office:value-type="float" office:value="3690" calcext:value-type="float">
            <text:p>369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8 Sk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 Sk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 Sk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 Sk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31672" calcext:value-type="float">
            <text:p>30031672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473K3RACTU</text:p>
          </table:table-cell>
          <table:table-cell office:value-type="string" calcext:value-type="string">
            <text:p>Kondensator 0.047 uF 25 VDC 0603</text:p>
          </table:table-cell>
          <table:table-cell office:value-type="string" calcext:value-type="string">
            <text:p>24 h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6 Sk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 Sk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 Sk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 Sk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31788" calcext:value-type="float">
            <text:p>30031788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1206C475K4PACTU</text:p>
          </table:table-cell>
          <table:table-cell office:value-type="string" calcext:value-type="string">
            <text:p>Kondensator 4.7 uF 16 VDC 1206</text:p>
          </table:table-cell>
          <table:table-cell office:value-type="string" calcext:value-type="string">
            <text:p>24 h</text:p>
          </table:table-cell>
          <table:table-cell office:value-type="float" office:value="5985" calcext:value-type="float">
            <text:p>598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7 Sk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7 Sk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 Sk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7 Sk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576817" calcext:value-type="float">
            <text:p>16576817</text:p>
          </table:table-cell>
          <table:table-cell/>
          <table:table-cell office:value-type="string" calcext:value-type="string">
            <text:p>Murata</text:p>
          </table:table-cell>
          <table:table-cell office:value-type="string" calcext:value-type="string">
            <text:p>GRM31CR71A106KA01L</text:p>
          </table:table-cell>
          <table:table-cell office:value-type="string" calcext:value-type="string">
            <text:p>Kondensator 10 uF 10 VDC 1206</text:p>
          </table:table-cell>
          <table:table-cell office:value-type="string" calcext:value-type="string">
            <text:p>24 h</text:p>
          </table:table-cell>
          <table:table-cell office:value-type="float" office:value="2824" calcext:value-type="float">
            <text:p>28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90 Sk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6 Sk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 Sk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6 Sk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576830" calcext:value-type="float">
            <text:p>16576830</text:p>
          </table:table-cell>
          <table:table-cell/>
          <table:table-cell office:value-type="string" calcext:value-type="string">
            <text:p>Murata</text:p>
          </table:table-cell>
          <table:table-cell office:value-type="string" calcext:value-type="string">
            <text:p>GRM21BR61E106KA73L</text:p>
          </table:table-cell>
          <table:table-cell office:value-type="string" calcext:value-type="string">
            <text:p>Kondensator 10 uF 25 VDC 0805</text:p>
          </table:table-cell>
          <table:table-cell office:value-type="string" calcext:value-type="string">
            <text:p>24 h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85 Sk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 Sk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5 Sk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 Skr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31781" calcext:value-type="float">
            <text:p>30031781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1206C226M8RACTU</text:p>
          </table:table-cell>
          <table:table-cell office:value-type="string" calcext:value-type="string">
            <text:p>Kondensator 22 uF 10 VDC 1206</text:p>
          </table:table-cell>
          <table:table-cell office:value-type="string" calcext:value-type="string">
            <text:p>24 h</text:p>
          </table:table-cell>
          <table:table-cell office:value-type="float" office:value="1978" calcext:value-type="float">
            <text:p>197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8 Sk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9 Sk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 Sk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9 Sk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575229" calcext:value-type="float">
            <text:p>16575229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101J5GAC7013</text:p>
          </table:table-cell>
          <table:table-cell office:value-type="string" calcext:value-type="string">
            <text:p>Kondensator 100 pF 50 VDC 0603</text:p>
          </table:table-cell>
          <table:table-cell office:value-type="string" calcext:value-type="string">
            <text:p>24 h</text:p>
          </table:table-cell>
          <table:table-cell office:value-type="float" office:value="9398" calcext:value-type="float">
            <text:p>93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4 Sk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 Sk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4 Sk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 Sk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08867" calcext:value-type="float">
            <text:p>30008867</text:p>
          </table:table-cell>
          <table:table-cell/>
          <table:table-cell office:value-type="string" calcext:value-type="string">
            <text:p>Würth Elektronik</text:p>
          </table:table-cell>
          <table:table-cell office:value-type="string" calcext:value-type="string">
            <text:p>150060GS75000</text:p>
          </table:table-cell>
          <table:table-cell office:value-type="string" calcext:value-type="string">
            <text:p>Lysdiod SMD Grön 3.5 V 0603</text:p>
          </table:table-cell>
          <table:table-cell office:value-type="string" calcext:value-type="string">
            <text:p>24 h</text:p>
          </table:table-cell>
          <table:table-cell office:value-type="float" office:value="3766" calcext:value-type="float">
            <text:p>376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7 Sk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7 Sk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Sk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7 Sk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08871" calcext:value-type="float">
            <text:p>30008871</text:p>
          </table:table-cell>
          <table:table-cell/>
          <table:table-cell office:value-type="string" calcext:value-type="string">
            <text:p>Würth Elektronik</text:p>
          </table:table-cell>
          <table:table-cell office:value-type="string" calcext:value-type="string">
            <text:p>150060YS75000</text:p>
          </table:table-cell>
          <table:table-cell office:value-type="string" calcext:value-type="string">
            <text:p>Lysdiod SMD Gul 2.4 V 0603</text:p>
          </table:table-cell>
          <table:table-cell office:value-type="string" calcext:value-type="string">
            <text:p>24 h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7 Sk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7 Sk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Sk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7 Sk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08869" calcext:value-type="float">
            <text:p>30008869</text:p>
          </table:table-cell>
          <table:table-cell/>
          <table:table-cell office:value-type="string" calcext:value-type="string">
            <text:p>Würth Elektronik</text:p>
          </table:table-cell>
          <table:table-cell office:value-type="string" calcext:value-type="string">
            <text:p>150060SS75000</text:p>
          </table:table-cell>
          <table:table-cell office:value-type="string" calcext:value-type="string">
            <text:p>Lysdiod SMD Röd 2.4 V 0603</text:p>
          </table:table-cell>
          <table:table-cell office:value-type="string" calcext:value-type="string">
            <text:p>24 h</text:p>
          </table:table-cell>
          <table:table-cell office:value-type="float" office:value="3988" calcext:value-type="float">
            <text:p>398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5 Sk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9 Sk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 Sk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9 Sk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35419" calcext:value-type="float">
            <text:p>14835419</text:p>
          </table:table-cell>
          <table:table-cell/>
          <table:table-cell office:value-type="string" calcext:value-type="string">
            <text:p>Phoenix Contact</text:p>
          </table:table-cell>
          <table:table-cell office:value-type="string" calcext:value-type="string">
            <text:p>MPT 0</text:p>
          </table:table-cell>
          <table:table-cell office:value-type="string" calcext:value-type="string">
            <text:p>5/3-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Kopplingsplint PCB <text:s text:c="2"/>3 P2.54 mm</text:p>
          </table:table-cell>
          <table:table-cell office:value-type="string" calcext:value-type="string">
            <text:p>24 h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30 Sk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 Sk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 Sk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 Sk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845038" calcext:value-type="float">
            <text:p>14845038</text:p>
          </table:table-cell>
          <table:table-cell/>
          <table:table-cell office:value-type="string" calcext:value-type="string">
            <text:p>Phoenix Contact</text:p>
          </table:table-cell>
          <table:table-cell office:value-type="string" calcext:value-type="string">
            <text:p>MKDSN 1</text:p>
          </table:table-cell>
          <table:table-cell office:value-type="string" calcext:value-type="string">
            <text:p>5/2-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opplingsplint PCB <text:s text:c="2"/>2 P5.08 mm</text:p>
          </table:table-cell>
          <table:table-cell office:value-type="string" calcext:value-type="string">
            <text:p>24 h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6 Sk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2 S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6 Sk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2 Sk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330194" calcext:value-type="float">
            <text:p>17330194</text:p>
          </table:table-cell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ULN2003D1</text:p>
          </table:table-cell>
          <table:table-cell office:value-type="string" calcext:value-type="string">
            <text:p>Drivkrets SO-16</text:p>
          </table:table-cell>
          <table:table-cell office:value-type="string" calcext:value-type="string">
            <text:p>24 h</text:p>
          </table:table-cell>
          <table:table-cell office:value-type="float" office:value="1487" calcext:value-type="float">
            <text:p>148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7 Sk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 S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 Sk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 Sk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77187" calcext:value-type="float">
            <text:p>17377187</text:p>
          </table:table-cell>
          <table:table-cell/>
          <table:table-cell office:value-type="string" calcext:value-type="string">
            <text:p>Maxim</text:p>
          </table:table-cell>
          <table:table-cell office:value-type="string" calcext:value-type="string">
            <text:p>DS1307Z+</text:p>
          </table:table-cell>
          <table:table-cell office:value-type="string" calcext:value-type="string">
            <text:p>RTC-krets Seriell klocka +RAM SO-8</text:p>
          </table:table-cell>
          <table:table-cell office:value-type="string" calcext:value-type="string">
            <text:p>24 h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60 Sk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0 Sk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0 Sk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0 Sk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22590" calcext:value-type="float">
            <text:p>30022590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386MX-1/NOPB</text:p>
          </table:table-cell>
          <table:table-cell office:value-type="string" calcext:value-type="string">
            <text:p>Audio/video IC SO-8</text:p>
          </table:table-cell>
          <table:table-cell office:value-type="string" calcext:value-type="string">
            <text:p>24 h</text:p>
          </table:table-cell>
          <table:table-cell office:value-type="float" office:value="2495" calcext:value-type="float">
            <text:p>249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83 Sk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3 Sk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3 Sk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3 Sk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18809" calcext:value-type="float">
            <text:p>30018809</text:p>
          </table:table-cell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ST1S10PHR</text:p>
          </table:table-cell>
          <table:table-cell office:value-type="string" calcext:value-type="string">
            <text:p>Switchregulator 3 A PowerSO-8</text:p>
          </table:table-cell>
          <table:table-cell office:value-type="string" calcext:value-type="string">
            <text:p>24 h</text:p>
          </table:table-cell>
          <table:table-cell office:value-type="float" office:value="2479" calcext:value-type="float">
            <text:p>247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20 Sk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 Sk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 Sk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 Sk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23736" calcext:value-type="float">
            <text:p>17323736</text:p>
          </table:table-cell>
          <table:table-cell/>
          <table:table-cell office:value-type="string" calcext:value-type="string">
            <text:p>Maxim</text:p>
          </table:table-cell>
          <table:table-cell office:value-type="string" calcext:value-type="string">
            <text:p>MAX3485CSA+</text:p>
          </table:table-cell>
          <table:table-cell office:value-type="string" calcext:value-type="string">
            <text:p>Interface-krets RS422/485 SO-8</text:p>
          </table:table-cell>
          <table:table-cell office:value-type="string" calcext:value-type="string">
            <text:p>24 h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50 Sk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0 Sk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0 Sk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0 Sk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045025" calcext:value-type="float">
            <text:p>16045025</text:p>
          </table:table-cell>
          <table:table-cell/>
          <table:table-cell office:value-type="string" calcext:value-type="string">
            <text:p>KOA</text:p>
          </table:table-cell>
          <table:table-cell office:value-type="string" calcext:value-type="string">
            <text:p>RK73H1JTTD1002F</text:p>
          </table:table-cell>
          <table:table-cell office:value-type="string" calcext:value-type="string">
            <text:p>Motstånd SMD 10 kOhm <text:s/>± <text:s/>1 %</text:p>
          </table:table-cell>
          <table:table-cell office:value-type="string" calcext:value-type="string">
            <text:p>24 h</text:p>
          </table:table-cell>
          <table:table-cell office:value-type="float" office:value="18209" calcext:value-type="float">
            <text:p>1820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 S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 Sk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S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 Sk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045173" calcext:value-type="float">
            <text:p>16045173</text:p>
          </table:table-cell>
          <table:table-cell/>
          <table:table-cell office:value-type="string" calcext:value-type="string">
            <text:p>KOA</text:p>
          </table:table-cell>
          <table:table-cell office:value-type="string" calcext:value-type="string">
            <text:p>RK73H1JTTD4302F</text:p>
          </table:table-cell>
          <table:table-cell office:value-type="string" calcext:value-type="string">
            <text:p>Motstånd SMD 43 kOhm <text:s/>± <text:s/>1 %</text:p>
          </table:table-cell>
          <table:table-cell office:value-type="string" calcext:value-type="string">
            <text:p>24 h</text:p>
          </table:table-cell>
          <table:table-cell office:value-type="float" office:value="3935" calcext:value-type="float">
            <text:p>393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 S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 Sk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S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 Sk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059727" calcext:value-type="float">
            <text:p>16059727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6038K20FKEA</text:p>
          </table:table-cell>
          <table:table-cell office:value-type="string" calcext:value-type="string">
            <text:p>Motstånd SMD 8.2 kOhm <text:s/>± <text:s/>1 % 0603</text:p>
          </table:table-cell>
          <table:table-cell office:value-type="string" calcext:value-type="string">
            <text:p>24 h</text:p>
          </table:table-cell>
          <table:table-cell office:value-type="float" office:value="8998" calcext:value-type="float">
            <text:p>89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1 Sk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 Sk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 Sk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 Sk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044564" calcext:value-type="float">
            <text:p>16044564</text:p>
          </table:table-cell>
          <table:table-cell/>
          <table:table-cell office:value-type="string" calcext:value-type="string">
            <text:p>KOA</text:p>
          </table:table-cell>
          <table:table-cell office:value-type="string" calcext:value-type="string">
            <text:p>RK73H1JTTD1200F</text:p>
          </table:table-cell>
          <table:table-cell office:value-type="string" calcext:value-type="string">
            <text:p>Motstånd SMD 120 Ohm <text:s/>± <text:s/>1 %</text:p>
          </table:table-cell>
          <table:table-cell office:value-type="string" calcext:value-type="string">
            <text:p>24 h</text:p>
          </table:table-cell>
          <table:table-cell office:value-type="float" office:value="29927" calcext:value-type="float">
            <text:p>299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 S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 Sk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S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 Sk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045264" calcext:value-type="float">
            <text:p>16045264</text:p>
          </table:table-cell>
          <table:table-cell/>
          <table:table-cell office:value-type="string" calcext:value-type="string">
            <text:p>KOA</text:p>
          </table:table-cell>
          <table:table-cell office:value-type="string" calcext:value-type="string">
            <text:p>RK73H1JTTD1003F</text:p>
          </table:table-cell>
          <table:table-cell office:value-type="string" calcext:value-type="string">
            <text:p>Motstånd SMD 100 kOhm <text:s/>± <text:s/>1 %</text:p>
          </table:table-cell>
          <table:table-cell office:value-type="string" calcext:value-type="string">
            <text:p>24 h</text:p>
          </table:table-cell>
          <table:table-cell office:value-type="float" office:value="52445" calcext:value-type="float">
            <text:p>5244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 S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 Sk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S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 Sk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044309" calcext:value-type="float">
            <text:p>16044309</text:p>
          </table:table-cell>
          <table:table-cell/>
          <table:table-cell office:value-type="string" calcext:value-type="string">
            <text:p>KOA</text:p>
          </table:table-cell>
          <table:table-cell office:value-type="string" calcext:value-type="string">
            <text:p>RK73H1JTTD10R0F</text:p>
          </table:table-cell>
          <table:table-cell office:value-type="string" calcext:value-type="string">
            <text:p>Motstånd SMD 10 Ohm <text:s/>± <text:s/>1 %</text:p>
          </table:table-cell>
          <table:table-cell office:value-type="string" calcext:value-type="string">
            <text:p>24 h</text:p>
          </table:table-cell>
          <table:table-cell office:value-type="float" office:value="9941" calcext:value-type="float">
            <text:p>9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 S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 Sk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S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 Sk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044705" calcext:value-type="float">
            <text:p>16044705</text:p>
          </table:table-cell>
          <table:table-cell/>
          <table:table-cell office:value-type="string" calcext:value-type="string">
            <text:p>KOA</text:p>
          </table:table-cell>
          <table:table-cell office:value-type="string" calcext:value-type="string">
            <text:p>RK73H1JTTD4700F</text:p>
          </table:table-cell>
          <table:table-cell office:value-type="string" calcext:value-type="string">
            <text:p>Motstånd SMD 470 Ohm <text:s/>± <text:s/>1 %</text:p>
          </table:table-cell>
          <table:table-cell office:value-type="string" calcext:value-type="string">
            <text:p>24 h</text:p>
          </table:table-cell>
          <table:table-cell office:value-type="float" office:value="11887" calcext:value-type="float">
            <text:p>1188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 S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 Sk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Sk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7 Sk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64027" calcext:value-type="float">
            <text:p>11064027</text:p>
          </table:table-cell>
          <table:table-cell/>
          <table:table-cell office:value-type="string" calcext:value-type="string">
            <text:p>Würth Elektronik</text:p>
          </table:table-cell>
          <table:table-cell office:value-type="float" office:value="7447789003" calcext:value-type="float">
            <text:p>7447789003</text:p>
          </table:table-cell>
          <table:table-cell office:value-type="string" calcext:value-type="string">
            <text:p>Drossel SMD 3.3 uH 3.42 A ±20%</text:p>
          </table:table-cell>
          <table:table-cell office:value-type="string" calcext:value-type="string">
            <text:p>24 h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0 Sk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0 Sk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0 Sk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0 Sk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63995" calcext:value-type="float">
            <text:p>11063995</text:p>
          </table:table-cell>
          <table:table-cell/>
          <table:table-cell office:value-type="string" calcext:value-type="string">
            <text:p>Würth Elektronik</text:p>
          </table:table-cell>
          <table:table-cell office:value-type="float" office:value="7447779003" calcext:value-type="float">
            <text:p>7447779003</text:p>
          </table:table-cell>
          <table:table-cell office:value-type="string" calcext:value-type="string">
            <text:p>Drossel SMD 3.3 uH 3.3 A ±20%</text:p>
          </table:table-cell>
          <table:table-cell office:value-type="string" calcext:value-type="string">
            <text:p>24 h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71 Sk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1 Sk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1 Sk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1 Skr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31613" calcext:value-type="float">
            <text:p>30031613</text:p>
          </table:table-cell>
          <table:table-cell/>
          <table:table-cell office:value-type="string" calcext:value-type="string">
            <text:p>KEMET</text:p>
          </table:table-cell>
          <table:table-cell office:value-type="string" calcext:value-type="string">
            <text:p>C0603C104K3RACTU</text:p>
          </table:table-cell>
          <table:table-cell office:value-type="string" calcext:value-type="string">
            <text:p>Kondensator 0.1 uF 25 VDC 0603</text:p>
          </table:table-cell>
          <table:table-cell office:value-type="string" calcext:value-type="string">
            <text:p>24 h</text:p>
          </table:table-cell>
          <table:table-cell office:value-type="float" office:value="3805" calcext:value-type="float">
            <text:p>38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4 Sk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8 Sk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 Sk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8 Skr</text:p>
          </table:table-cell>
          <table:table-cell table:number-columns-repeated="2"/>
        </table:table-row>
      </table:table>
      <table:named-expressions/>
      <table:data-pilot-tables>
        <table:data-pilot-table table:name="DataPilot2" table:application-data="" table:target-range-address="'Pivot Table_parts_2'.A1:'Pivot Table_parts_2'.B43" table:buttons="'Pivot Table_parts_2'.A1" table:ignore-empty-rows="true" table:show-filter-button="false" table:drill-down-on-double-click="false">
          <table:source-cell-range table:cell-range-address="parts.A1:parts.F81"/>
          <table:data-pilot-field table:source-field-name="Value" table:orientation="row" table:used-hierarchy="0" table:function="auto">
            <table:data-pilot-level table:show-empty="false">
              <table:data-pilot-members>
                <table:data-pilot-member table:name="*" table:display="true" table:show-details="true"/>
                <table:data-pilot-member table:name="100K" table:display="true" table:show-details="true"/>
                <table:data-pilot-member table:name="100n" table:display="true" table:show-details="true"/>
                <table:data-pilot-member table:name="100p" table:display="true" table:show-details="true"/>
                <table:data-pilot-member table:name="10K" table:display="true" table:show-details="true"/>
                <table:data-pilot-member table:name="10n" table:display="true" table:show-details="true"/>
                <table:data-pilot-member table:name="10R" table:display="true" table:show-details="true"/>
                <table:data-pilot-member table:name="10u" table:display="true" table:show-details="true"/>
                <table:data-pilot-member table:name="120R" table:display="true" table:show-details="true"/>
                <table:data-pilot-member table:name="1K" table:display="true" table:show-details="true"/>
                <table:data-pilot-member table:name="2*1 2.54mm header" table:display="true" table:show-details="true"/>
                <table:data-pilot-member table:name="2*1 5.08mm Term block" table:display="true" table:show-details="true"/>
                <table:data-pilot-member table:name="2*3 2.54mm header" table:display="true" table:show-details="true"/>
                <table:data-pilot-member table:name="2*5 2.54mm angle header" table:display="true" table:show-details="true"/>
                <table:data-pilot-member table:name="22u" table:display="true" table:show-details="true"/>
                <table:data-pilot-member table:name="3*1 2.54mm header" table:display="true" table:show-details="true"/>
                <table:data-pilot-member table:name="3*1 2.54mm Term block " table:display="true" table:show-details="true"/>
                <table:data-pilot-member table:name="3*3 2.54mm angle header" table:display="true" table:show-details="true"/>
                <table:data-pilot-member table:name="3*9 2.54mm angle header" table:display="true" table:show-details="true"/>
                <table:data-pilot-member table:name="32KHz" table:display="true" table:show-details="true"/>
                <table:data-pilot-member table:name="330R" table:display="true" table:show-details="true"/>
                <table:data-pilot-member table:name="3u3" table:display="true" table:show-details="true"/>
                <table:data-pilot-member table:name="43K" table:display="true" table:show-details="true"/>
                <table:data-pilot-member table:name="470R" table:display="true" table:show-details="true"/>
                <table:data-pilot-member table:name="47n" table:display="true" table:show-details="true"/>
                <table:data-pilot-member table:name="4u7" table:display="true" table:show-details="true"/>
                <table:data-pilot-member table:name="8*2 2.54mm header" table:display="true" table:show-details="true"/>
                <table:data-pilot-member table:name="8K2" table:display="true" table:show-details="true"/>
                <table:data-pilot-member table:name="ATxmega128A1-AU" table:display="true" table:show-details="true"/>
                <table:data-pilot-member table:name="DS1307Z" table:display="true" table:show-details="true"/>
                <table:data-pilot-member table:name="LED GREEN" table:display="true" table:show-details="true"/>
                <table:data-pilot-member table:name="LED RED" table:display="true" table:show-details="true"/>
                <table:data-pilot-member table:name="LED YELLOW" table:display="true" table:show-details="true"/>
                <table:data-pilot-member table:name="LM358D" table:display="true" table:show-details="true"/>
                <table:data-pilot-member table:name="LM386M-1" table:display="true" table:show-details="true"/>
                <table:data-pilot-member table:name="LM393D" table:display="true" table:show-details="true"/>
                <table:data-pilot-member table:name="MAX485ESA" table:display="true" table:show-details="true"/>
                <table:data-pilot-member table:name="RASPBERRY_B+" table:display="true" table:show-details="true"/>
                <table:data-pilot-member table:name="REG1117-3.3" table:display="true" table:show-details="true"/>
                <table:data-pilot-member table:name="ST1S10Pxx" table:display="true" table:show-details="true"/>
                <table:data-pilot-member table:name="ULN2003L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Quantity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7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9T02:53:30.948623078</dc:date>
    <meta:editing-duration>PT1H19M32S</meta:editing-duration>
    <meta:editing-cycles>1</meta:editing-cycles>
    <meta:document-statistic meta:table-count="3" meta:cell-count="931" meta:object-count="0"/>
    <meta:generator>LibreOffice/4.4.6.3$Linux_X86_64 LibreOffice_project/40m0$Build-3</meta:generator>
  </office:meta>
</office:document-meta>
</file>